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.5cm" svg:x2="10cm" svg:y2="3.5cm">
          <text:p/>
        </draw:line>
        <draw:line draw:style-name="gr2" draw:text-style-name="P1" draw:layer="layout" svg:x1="4cm" svg:y1="3.5cm" svg:x2="4cm" svg:y2="8cm">
          <text:p/>
        </draw:line>
        <draw:frame draw:style-name="gr3" draw:layer="layout" svg:width="2.5cm" svg:height="1cm" svg:x="4cm" svg:y="7cm">
          <draw:text-box>
            <text:p>z</text:p>
          </draw:text-box>
        </draw:frame>
        <draw:line draw:style-name="gr2" draw:text-style-name="P1" draw:layer="layout" svg:x1="2.5cm" svg:y1="5cm" svg:x2="2.5cm" svg:y2="7.5cm">
          <text:p/>
        </draw:line>
        <draw:frame draw:style-name="gr4" draw:layer="layout" svg:width="1.15cm" svg:height="1.24cm" svg:x="1.35cm" svg:y="5.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5cm" svg:height="1.75cm" svg:x="1.5cm" svg:y="3cm">
          <draw:text-box>
            <text:p>0</text:p>
          </draw:text-box>
        </draw:frame>
        <draw:path draw:style-name="gr6" draw:text-style-name="P1" draw:layer="layout" svg:width="1.341cm" svg:height="0.67cm" draw:transform="rotate (0.463733982254806) translate (4.5cm 4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4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5.8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5.778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4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4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5cm 5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5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5cm 4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4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5.8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5.778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4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4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5cm 5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5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5cm 6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6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6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6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5cm 6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5cm 6.7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7.5cm 6.7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10.5cm 6.7cm)" svg:viewBox="0 0 1342 671" svg:d="m0 0c1118 0 1342 671 1342 67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3:59:25.76</meta:creation-date>
    <dc:date>2012-02-29T00:11:49.45</dc:date>
    <meta:editing-duration>PT12M22S</meta:editing-duration>
    <meta:editing-cycles>4</meta:editing-cycles>
    <meta:generator>LibreOffice/3.3$Win32 LibreOffice_project/330m19$Build-202</meta:generator>
    <meta:document-statistic meta:object-count="30"/>
  </office:meta>
</office:document-meta>
</file>

<file path=Object 1/content.xml><?xml version="1.0" encoding="utf-8"?>
<math xmlns="http://www.w3.org/1998/Math/MathML">
  <semantics>
    <mover accent="true">
      <mi>g</mi>
      <mo stretchy="false">⃗</mo>
    </mover>
    <annotation encoding="StarMath 5.0">vec g </annotation>
  </semantics>
</math>
</file>